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3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3" office:value-type="string" calcext:value-type="string">
            <text:p>Читал/Не читал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<text:s/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978-5-17-123308-2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чему я не христианин</text:p>
          </table:table-cell>
          <table:table-cell office:value-type="string" calcext:value-type="string">
            <text:p>978-5-17-173251-6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хвала праздности. Скептические эссе</text:p>
          </table:table-cell>
          <table:table-cell office:value-type="string" calcext:value-type="string">
            <text:p>978-5-17-136108-2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office:value-type="string" calcext:value-type="string">
            <text:p>Бертран Рассел; Альберт Эйнштейн</text:p>
          </table:table-cell>
          <table:table-cell office:value-type="string" calcext:value-type="string">
            <text:p>Победа разума над оружием</text:p>
          </table:table-cell>
          <table:table-cell office:value-type="string" calcext:value-type="string">
            <text:p>978-5-00180-769-8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Не могу молчать</text:p>
          </table:table-cell>
          <table:table-cell office:value-type="string" calcext:value-type="string">
            <text:p>978-5-9614-8323-9</text:p>
          </table:table-cell>
          <table:table-cell office:value-type="string" calcext:value-type="string">
            <text:p>Одумайтесь!; Не могу молчать; Закон насилия и закон любв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978-5-17-177827-9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978-5-17-164381-2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1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7" calcext:value-type="float">
            <text:p>697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978-5-17-167626-1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2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8" calcext:value-type="float">
            <text:p>698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ы алгебры</text:p>
          </table:table-cell>
          <table:table-cell office:value-type="string" calcext:value-type="string">
            <text:p>978-5-4439-4533-0</text:p>
          </table:table-cell>
          <table:table-cell office:value-type="string" calcext:value-type="string">
            <text:p>Системы линейных уравнений; Элементарная теория матриц; Теория определителей; Простейшие свойства групп, колец и полей; Комплексные числа; Корни многочленов</text:p>
          </table:table-cell>
          <table:table-cell office:value-type="string" calcext:value-type="string">
            <text:p>1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978-5-4439-4434-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2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ные струкруты алгебры</text:p>
          </table:table-cell>
          <table:table-cell office:value-type="string" calcext:value-type="string">
            <text:p>978-5-4439-4479-1</text:p>
          </table:table-cell>
          <table:table-cell office:value-type="string" calcext:value-type="string">
            <text:p>Группы, кольца, модули</text:p>
          </table:table-cell>
          <table:table-cell office:value-type="string" calcext:value-type="string">
            <text:p>3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978-5-6048907-2-1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978-5-00223-576-6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3" calcext:value-type="float">
            <text:p>703</text:p>
          </table:table-cell>
          <table:table-cell office:value-type="string" calcext:value-type="string">
            <text:p>Полина Максимова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978-5-04-205298-9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office:value-type="string" calcext:value-type="string">
            <text:p>Кир Булычев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978-5-389-23330-0</text:p>
          </table:table-cell>
          <table:table-cell office:value-type="string" calcext:value-type="string">
            <text:p>Тринадцать лет пути; Великий дух и беглецы; Последняя война; Закон для дракона; Садовник в ссылке; Белое платье золушки; Половина жизни; Поселок; Пленники долга; Красный олень — белый олень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office:value-type="string" calcext:value-type="string">
            <text:p>Мари-Од Мюрай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978-5-00167-225-8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978-5-17-168048-0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7" calcext:value-type="float">
            <text:p>707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Демиан; Последнее лето Клингзора; Курортник; Нирцисс и Златоуст</text:p>
          </table:table-cell>
          <table:table-cell office:value-type="string" calcext:value-type="string">
            <text:p>978-5-17-165337-8</text:p>
          </table:table-cell>
          <table:table-cell office:value-type="string" calcext:value-type="string">
            <text:p>Демиан; Последнее лето Клингзора; Душа ребенка; Клейн и Вагнер; Странствие; Курортник; Поездка в Нюрнберг; Нирцисс и Златоус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Успех</text:p>
          </table:table-cell>
          <table:table-cell office:value-type="string" calcext:value-type="string">
            <text:p>978-5-389-23814-5</text:p>
          </table:table-cell>
          <table:table-cell office:value-type="string" calcext:value-type="string">
            <text:p>Успех</text:p>
          </table:table-cell>
          <table:table-cell office:value-type="string" calcext:value-type="string">
            <text:p>1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9" calcext:value-type="float">
            <text:p>709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Семья Опперман</text:p>
          </table:table-cell>
          <table:table-cell office:value-type="string" calcext:value-type="string">
            <text:p>978-5-389-24095-7</text:p>
          </table:table-cell>
          <table:table-cell office:value-type="string" calcext:value-type="string">
            <text:p>Семья Опперман</text:p>
          </table:table-cell>
          <table:table-cell office:value-type="string" calcext:value-type="string">
            <text:p>2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Изгнание</text:p>
          </table:table-cell>
          <table:table-cell office:value-type="string" calcext:value-type="string">
            <text:p>978-5-389-24548-8</text:p>
          </table:table-cell>
          <table:table-cell office:value-type="string" calcext:value-type="string">
            <text:p>Изгнание</text:p>
          </table:table-cell>
          <table:table-cell office:value-type="string" calcext:value-type="string">
            <text:p>3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1" calcext:value-type="float">
            <text:p>711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978-5-389-25438-1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Испанская баллада</text:p>
          </table:table-cell>
          <table:table-cell office:value-type="string" calcext:value-type="string">
            <text:p>978-5-389-26830-2</text:p>
          </table:table-cell>
          <table:table-cell office:value-type="string" calcext:value-type="string">
            <text:p>Испанская баллада; Безобразная герцогиня Маргарита Маульташ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3" calcext:value-type="float">
            <text:p>713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Трилогия об Иосифе Флавии; Иудейская война; Сыновья; Настанет день</text:p>
          </table:table-cell>
          <table:table-cell office:value-type="string" calcext:value-type="string">
            <text:p>978-5-389-25081-9</text:p>
          </table:table-cell>
          <table:table-cell office:value-type="string" calcext:value-type="string">
            <text:p>Иудейская война; Сыновья; Настанет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 table:number-rows-repeated="1047852">
          <table:table-cell table:number-columns-repeated="7"/>
          <table:table-cell table:style-name="ce5" table:number-columns-repeated="16377"/>
        </table:table-row>
        <table:table-row table:style-name="ro2" table:number-rows-repeated="9">
          <table:table-cell table:number-columns-repeated="7"/>
          <table:table-cell table:style-name="ce5" table:number-columns-repeated="16377"/>
        </table:table-row>
        <table:table-row table:style-name="ro2">
          <table:table-cell table:number-columns-repeated="7"/>
          <table:table-cell table:style-name="ce5" table:number-columns-repeated="16377"/>
        </table:table-row>
      </table:table>
      <table:named-expressions/>
      <table:database-ranges>
        <table:database-range table:name="__Anonymous_Sheet_DB__0" table:target-range-address="Лист1.A1:Лист1.G7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2">00/00/0000</text:date>, <text:time style:data-style-name="N2" text:time-value="17:43:37.3671369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8-02T17:48:26.521449539</dc:date>
    <meta:generator>LibreOffice/25.2.5.2$Linux_X86_64 LibreOffice_project/520$Build-2</meta:generator>
    <meta:editing-duration>PT13H6M45S</meta:editing-duration>
    <meta:editing-cycles>175</meta:editing-cycles>
    <meta:document-statistic meta:table-count="1" meta:cell-count="4998" meta:object-count="0"/>
    <meta:user-defined meta:name="AppVersion">16.0300</meta:user-defined>
  </office:meta>
</office:document-meta>
</file>